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PUMA BARRAGAN, EDWIN HUMBERTO</text:span></text:p>
      <text:p text:style-name="P3"><text:span text:style-name="T6">CANT. TOTAL DE CAJAS: 10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HECTOR AYALA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10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AQP - SENATI</text:span></text:p>
      <text:p text:style-name="P6"/>
      <text:p text:style-name="P6">Recojo: <text:span text:style-name="T3">PUMA BARRAGAN, EDWIN HUMBERTO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4T01:16:28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